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Scale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Deform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2" calcext:value-type="float">
            <text:p>0.4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168" calcext:value-type="float">
            <text:p>0.816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79" calcext:value-type="float">
            <text:p>0.81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08" calcext:value-type="float">
            <text:p>0.83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14" calcext:value-type="float">
            <text:p>0.83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55" calcext:value-type="float">
            <text:p>0.6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57" calcext:value-type="float">
            <text:p>0.645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05" calcext:value-type="float">
            <text:p>0.600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94" calcext:value-type="float">
            <text:p>0.739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6" calcext:value-type="float">
            <text:p>0.928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3" calcext:value-type="float">
            <text:p>0.934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12" calcext:value-type="float">
            <text:p>0.931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3" calcext:value-type="float">
            <text:p>0.855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68" calcext:value-type="float">
            <text:p>0.586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4" calcext:value-type="float">
            <text:p>0.857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4" calcext:value-type="float">
            <text:p>0.8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4:40:08.549147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00:35.641649114</meta:creation-date>
    <meta:generator>LibreOffice/5.1.6.2$Linux_X86_64 LibreOffice_project/10m0$Build-2</meta:generator>
    <dc:date>2019-06-12T14:43:53.152423771</dc:date>
    <meta:editing-duration>PT17M5S</meta:editing-duration>
    <meta:editing-cycles>3</meta:editing-cycles>
    <meta:document-statistic meta:table-count="1" meta:cell-count="383" meta:object-count="0"/>
  </office:meta>
</office:document-meta>
</file>